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327ff" draw:fill-color="#e327ff" draw:textarea-horizontal-align="justify" draw:textarea-vertical-align="middle" draw:auto-grow-height="false" fo:min-height="0.74cm" fo:min-width="1.48cm" draw:shadow="visible"/>
    </style:style>
    <style:style style:name="gr2" style:family="graphic" style:parent-style-name="standard">
      <style:graphic-properties svg:stroke-color="#e327ff" draw:fill-color="#e327ff" draw:textarea-horizontal-align="justify" draw:textarea-vertical-align="middle" draw:auto-grow-height="false" fo:min-height="0.67cm" fo:min-width="1.764cm" draw:shadow="visible"/>
    </style:style>
    <style:style style:name="gr3" style:family="graphic" style:parent-style-name="standard">
      <style:graphic-properties svg:stroke-color="#e327ff" draw:fill-color="#e327ff" draw:textarea-horizontal-align="justify" draw:textarea-vertical-align="middle" draw:auto-grow-height="false" fo:min-height="1.378cm" fo:min-width="2.612cm" draw:shadow="visible"/>
    </style:style>
    <style:style style:name="gr4" style:family="graphic" style:parent-style-name="standard">
      <style:graphic-properties svg:stroke-color="#00a0fc" draw:fill-color="#00a0fc" draw:textarea-horizontal-align="justify" draw:textarea-vertical-align="middle" draw:auto-grow-height="false" fo:min-height="1.802cm" fo:min-width="3.672cm" draw:shadow="visib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e327ff" draw:fill-color="#e327ff" draw:textarea-horizontal-align="justify" draw:textarea-vertical-align="middle" draw:auto-grow-height="false" fo:min-height="3.358cm" fo:min-width="5.582cm" draw:shadow="visible"/>
    </style:style>
    <style:style style:name="gr7" style:family="graphic" style:parent-style-name="standard">
      <style:graphic-properties svg:stroke-color="#000000" draw:fill="none" draw:fill-color="#e327ff" draw:textarea-horizontal-align="justify" draw:textarea-vertical-align="middle" draw:auto-grow-height="false" fo:min-height="11.772cm" fo:min-width="13.50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327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00a0fc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327ff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cm" svg:height="1.4cm" svg:x="6cm" svg:y="9.3cm">
          <text:p text:style-name="P1"><text:span text:style-name="T1">Amendement 1</text:span></text:p>
          <text:p text:style-name="P1"><text:span text:style-name="T1">5 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3cm" svg:x="12.6cm" svg:y="9.2cm">
          <text:p text:style-name="P1"><text:span text:style-name="T1">Amendement 2</text:span></text:p>
          <text:p text:style-name="P1"><text:span text:style-name="T1">5 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cm" svg:height="2.3cm" svg:x="18.2cm" svg:y="9.4cm">
          <text:p text:style-name="P1"><text:span text:style-name="T1">Amendement 3</text:span></text:p>
          <text:p text:style-name="P1"><text:span text:style-name="T1">10 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9cm" svg:height="2.9cm" svg:x="8.4cm" svg:y="4.1cm">
          <text:p text:style-name="P1"><text:span text:style-name="T1">Idée initiale</text:span></text:p>
          <text:p text:style-name="P1"><text:span text:style-name="T1">30 % de vo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1cm" svg:y1="6.3cm" svg:x2="18.9cm" svg:y2="9.8cm">
          <text:p/>
        </draw:line>
        <draw:line draw:style-name="gr5" draw:text-style-name="P4" draw:layer="layout" svg:x1="13.4cm" svg:y1="6.7cm" svg:x2="14.3cm" svg:y2="9.2cm">
          <text:p/>
        </draw:line>
        <draw:line draw:style-name="gr5" draw:text-style-name="P4" draw:layer="layout" svg:x1="9.1cm" svg:y1="6.7cm" svg:x2="7.7cm" svg:y2="9.3cm">
          <text:p/>
        </draw:line>
        <draw:custom-shape draw:style-name="gr6" draw:text-style-name="P2" draw:layer="layout" svg:width="8.6cm" svg:height="5.1cm" svg:x="12.8cm" svg:y="12.6cm">
          <text:p text:style-name="P1"><text:span text:style-name="T1">Amendement 4</text:span></text:p>
          <text:p text:style-name="P1"><text:span text:style-name="T1">50 % de vo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9cm" svg:y1="11.7cm" svg:x2="19cm" svg:y2="12.9cm">
          <text:p/>
        </draw:line>
        <draw:custom-shape draw:style-name="gr7" draw:text-style-name="P5" draw:layer="layout" svg:width="19.8cm" svg:height="17cm" svg:x="4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662cm" svg:height="2.484cm" svg:x="17.4cm" svg:y="5.4cm">
          <draw:text-box>
            <text:p text:style-name="P6"><text:span text:style-name="T2">Total des votes</text:span></text:p>
            <text:p text:style-name="P6"><text:span text:style-name="T2">100 %</text:span></text:p>
          </draw:text-box>
        </draw:frame>
        <draw:frame draw:style-name="gr9" draw:text-style-name="P8" draw:layer="layout" svg:width="8.068cm" svg:height="2.726cm" svg:x="16.3cm" svg:y="1.9cm">
          <draw:text-box>
            <text:p text:style-name="P6"><text:span text:style-name="T3">Une </text:span><text:span text:style-name="T4">discussion</text:span><text:span text:style-name="T3"> regroupe l’idée</text:span></text:p>
            <text:p text:style-name="P6"><text:span text:style-name="T3"><text:s/></text:span><text:span text:style-name="T3">initiale et ses divers</text:span></text:p>
            <text:p text:style-name="P6"><text:span text:style-name="T3"><text:s/></text:span><text:span text:style-name="T3">amendements</text:span></text:p>
            <text:p text:style-name="P6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4-13T11:41:46.639185836</dc:date>
    <meta:editing-duration>PT4H11M24S</meta:editing-duration>
    <meta:editing-cycles>9</meta:editing-cycles>
    <meta:generator>LibreOffice/6.1.5.2$Linux_X86_64 LibreOffice_project/10$Build-2</meta:generator>
    <meta:document-statistic meta:object-count="12"/>
  </office:meta>
</office:document-meta>
</file>